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7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2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5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5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1.7cm" draw:start-shape="id61" draw:start-glue-point="3" draw:end-shape="id62" svg:d="m17800 15385c-1200 0-1800-1228-1800-36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62" draw:id="id62" draw:layer="layout" svg:width="3.6cm" svg:height="0.9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242cm" draw:start-shape="id70" draw:start-glue-point="3" draw:end-shape="id62" svg:d="m18900 11674c-825 0-275-432-1100-432">
          <text:p/>
        </draw:connector>
        <draw:rect draw:style-name="gr8" draw:text-style-name="P2" xml:id="id84" draw:id="id84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7" draw:text-style-name="P4" xml:id="id82" draw:id="id82" draw:layer="layout" svg:width="3.66cm" svg:height="0.623cm" svg:x="23.14cm" svg:y="9.4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8" draw:id="id78" draw:layer="layout" svg:width="3.286cm" svg:height="0.683cm" svg:x="1.8cm" svg:y="9.6cm">
          <text:p text:style-name="P3"><text:span text:style-name="T2">Evalu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1" draw:start-glue-point="1" draw:end-shape="id82" draw:end-glue-point="0" svg:d="m21500 6685c2314 0 3470 905 3470 27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6" draw:start-glue-point="2" draw:end-shape="id87" svg:d="m12296 2843c0 1086 49 363 49 1447">
          <text:p/>
        </draw:connector>
        <draw:circle draw:style-name="gr12" draw:text-style-name="P3" xml:id="id86" draw:id="id86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4" draw:id="id114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6" draw:id="id116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101" draw:id="id101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8" draw:id="id88" draw:layer="layout" svg:width="0.229cm" svg:height="0.229cm" svg:x="4.591cm" svg:y="6.483cm">
          <text:p/>
        </draw:circle>
        <draw:circle draw:style-name="gr12" draw:text-style-name="P3" xml:id="id92" draw:id="id92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8" draw:start-glue-point="3" draw:end-shape="id89" draw:end-glue-point="0" svg:d="m4591 6597c-861 0-1291 564-1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2" draw:start-glue-point="1" draw:end-shape="id93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7" draw:id="id87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0" draw:start-glue-point="2" draw:end-shape="id101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4" draw:start-glue-point="1" draw:end-shape="id105" draw:end-glue-point="3" svg:d="m12210 5987c2842 0 948-492 3790-492">
          <text:p/>
        </draw:connector>
        <draw:rect draw:style-name="gr2" draw:text-style-name="P4" xml:id="id107" draw:id="id107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6" draw:start-glue-point="1" draw:end-shape="id107" draw:end-glue-point="3" svg:d="m12514 6368c2614 0 872 17 3486 17">
          <text:p/>
        </draw:connector>
        <draw:circle draw:style-name="gr12" draw:text-style-name="P3" xml:id="id108" draw:id="id108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8" draw:start-glue-point="3" draw:end-shape="id101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9" draw:start-glue-point="1" draw:end-shape="id110" draw:end-glue-point="0" svg:d="m11890 2326c1994 0 2990 384 2990 1154">
          <text:p/>
        </draw:connector>
        <draw:rect draw:style-name="gr13" draw:text-style-name="P6" xml:id="id93" draw:id="id93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11" draw:id="id111" draw:layer="layout" svg:width="0.229cm" svg:height="0.229cm" svg:x="19.491cm" svg:y="10.0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1" draw:start-glue-point="1" draw:end-shape="id112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3" draw:start-glue-point="1" draw:end-shape="id114" svg:d="m19900 10585c1950 0 650-1574 2600-1574">
          <text:p/>
        </draw:connector>
        <draw:circle draw:style-name="gr12" draw:text-style-name="P3" xml:id="id115" draw:id="id115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5" draw:start-glue-point="3" draw:end-shape="id116" draw:end-glue-point="2" svg:d="m8903 19963c-1632 0-2448-4087-2448-12263">
          <text:p/>
        </draw:connector>
        <draw:circle draw:style-name="gr12" draw:text-style-name="P3" xml:id="id117" draw:id="id117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7" draw:start-glue-point="3" draw:end-shape="id116" draw:end-glue-point="2" svg:d="m8903 16713c-1632 0-2448-3004-2448-9013">
          <text:p/>
        </draw:connector>
        <draw:circle draw:style-name="gr12" draw:text-style-name="P3" xml:id="id118" draw:id="id118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8" draw:start-glue-point="3" draw:end-shape="id116" draw:end-glue-point="2" svg:d="m8903 13813c-1632 0-2448-2037-2448-6113">
          <text:p/>
        </draw:connector>
        <draw:circle draw:style-name="gr12" draw:text-style-name="P3" xml:id="id119" draw:id="id119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9" draw:start-glue-point="3" draw:end-shape="id116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5" draw:id="id125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20" draw:id="id120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0" draw:start-glue-point="3" draw:end-shape="id121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123" draw:id="id123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22" draw:id="id122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2" draw:start-glue-point="3" draw:end-shape="id123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1" draw:id="id121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1" draw:id="id131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4" draw:id="id124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4" draw:start-glue-point="1" draw:end-shape="id125" draw:end-glue-point="0" svg:d="m21629 11585c1750 0 2625 605 2625 1815">
          <text:p/>
        </draw:connector>
        <draw:rect draw:style-name="gr2" draw:text-style-name="P4" xml:id="id127" draw:id="id127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6" draw:id="id126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6" draw:start-glue-point="3" draw:end-shape="id127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8" draw:id="id128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8" draw:start-glue-point="3" draw:end-shape="id129" svg:d="m7394 13014c-1120 0-374-9-1494-9">
          <text:p/>
        </draw:connector>
        <draw:rect draw:style-name="gr2" draw:text-style-name="P4" xml:id="id129" draw:id="id129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30" draw:id="id130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0" draw:start-glue-point="1" draw:end-shape="id131" svg:d="m10723 13414c6090 0 2031-3109 8119-3109">
          <text:p/>
        </draw:connector>
        <draw:circle draw:style-name="gr10" draw:text-style-name="P3" xml:id="id132" draw:id="id132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2" draw:start-glue-point="1" draw:end-shape="id131" draw:end-glue-point="3" svg:d="m10722 11072c6090 0 2030-767 8120-767">
          <text:p/>
        </draw:connector>
        <draw:circle draw:style-name="gr10" draw:text-style-name="P3" xml:id="id133" draw:id="id133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3" draw:start-glue-point="1" draw:end-shape="id131" draw:end-glue-point="3" svg:d="m10722 8772c6090 0 2030 1533 8120 1533">
          <text:p/>
        </draw:connector>
        <draw:circle draw:style-name="gr10" draw:text-style-name="P3" xml:id="id134" draw:id="id134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4" draw:start-glue-point="1" draw:end-shape="id131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5" draw:id="id135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5" draw:start-glue-point="3" draw:end-shape="id131" draw:end-glue-point="0" svg:d="m21690 7985c-513 0-769 671-769 2015">
          <text:p/>
        </draw:connector>
        <draw:rect draw:style-name="gr2" draw:text-style-name="P4" xml:id="id137" draw:id="id137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6" draw:id="id136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6" draw:start-glue-point="1" draw:end-shape="id137" draw:end-glue-point="0" svg:d="m24400 8414c650 0 974 528 974 1585">
          <text:p/>
        </draw:connector>
        <draw:rect draw:style-name="gr14" draw:text-style-name="P4" xml:id="id139" draw:id="id139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8" draw:id="id138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8" draw:start-glue-point="3" draw:end-shape="id139" draw:end-glue-point="1" svg:d="m7400 15405h-1390">
          <text:p/>
        </draw:connector>
        <draw:rect draw:style-name="gr14" draw:text-style-name="P4" xml:id="id141" draw:id="id141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40" draw:id="id140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0" draw:start-glue-point="3" draw:end-shape="id141" draw:end-glue-point="1" svg:d="m7400 17605h-1390">
          <text:p/>
        </draw:connector>
        <draw:circle draw:style-name="gr12" draw:text-style-name="P3" xml:id="id143" draw:id="id143" draw:layer="layout" svg:width="0.229cm" svg:height="0.229cm" svg:x="10.499cm" svg:y="17.858cm">
          <text:p/>
        </draw:circle>
        <draw:circle draw:style-name="gr12" draw:text-style-name="P3" xml:id="id142" draw:id="id142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2" draw:start-glue-point="1" draw:end-shape="id131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3" draw:start-glue-point="1" draw:end-shape="id131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4" draw:id="id144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2" draw:id="id152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5" draw:id="id145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5" draw:id="id155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7" draw:id="id157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4" draw:start-glue-point="1" draw:end-shape="id145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6" draw:start-glue-point="1" draw:end-shape="id145" draw:end-glue-point="0" svg:d="m4700 3295c700 0 1050 368 1050 1105">
          <text:p/>
        </draw:connector>
        <draw:rect draw:style-name="gr1" draw:text-style-name="P2" xml:id="id148" draw:id="id148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0" draw:id="id150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9" draw:id="id159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7" draw:id="id147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7" draw:start-glue-point="3" draw:end-shape="id148" svg:d="m12100 15704c-1344 0-2015-868-2015-2604">
          <text:p/>
        </draw:connector>
        <draw:circle draw:style-name="gr3" draw:text-style-name="P3" xml:id="id149" draw:id="id149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9" draw:start-glue-point="1" draw:end-shape="id150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51" draw:start-glue-point="3" draw:end-shape="id152" draw:end-glue-point="2" svg:d="m7906 12385c-1438 0-2156-1592-2156-4778">
          <text:p/>
        </draw:connector>
        <draw:circle draw:style-name="gr3" draw:text-style-name="P3" xml:id="id151" draw:id="id151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53" draw:start-glue-point="3" draw:end-shape="id152" svg:d="m7900 10409c-1434 0-2150-934-2150-2802">
          <text:p/>
        </draw:connector>
        <draw:circle draw:style-name="gr3" draw:text-style-name="P3" xml:id="id153" draw:id="id153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4" draw:start-glue-point="3" draw:end-shape="id155" draw:end-glue-point="1" svg:d="m7947 12809c-1009 0-336-4-1347-4">
          <text:p/>
        </draw:connector>
        <draw:circle draw:style-name="gr3" draw:text-style-name="P3" xml:id="id154" draw:id="id154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6" draw:start-glue-point="3" draw:end-shape="id157" svg:d="m12100 16075c-354 0-531 471-531 1415">
          <text:p/>
        </draw:connector>
        <draw:circle draw:style-name="gr3" draw:text-style-name="P3" xml:id="id156" draw:id="id156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8" draw:start-glue-point="1" draw:end-shape="id159" svg:d="m16221 19696c913 0 859-3581 108-3581">
          <text:p/>
        </draw:connector>
        <draw:circle draw:style-name="gr3" draw:text-style-name="P3" xml:id="id158" draw:id="id158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0" draw:start-glue-point="3" draw:end-shape="id157" draw:end-glue-point="2" svg:d="m12160 20104c-394 0-591-668-591-2004">
          <text:p/>
        </draw:connector>
        <draw:circle draw:style-name="gr3" draw:text-style-name="P3" xml:id="id160" draw:id="id160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6" draw:id="id146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3" draw:id="id163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1" draw:id="id161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1" draw:start-glue-point="3" draw:end-shape="id145" draw:end-glue-point="0" svg:d="m7871 2385c-1414 0-2121 671-2121 2015">
          <text:p/>
        </draw:connector>
        <draw:circle draw:style-name="gr3" draw:text-style-name="P3" xml:id="id162" draw:id="id162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2" draw:start-glue-point="1" draw:end-shape="id163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6" draw:id="id166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4" draw:id="id164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4" draw:start-glue-point="3" draw:end-shape="id163" draw:end-glue-point="0" svg:d="m14371 2885c-881 0-1321 505-1321 1515">
          <text:p/>
        </draw:connector>
        <draw:circle draw:style-name="gr3" draw:text-style-name="P3" xml:id="id165" draw:id="id165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5" draw:start-glue-point="1" draw:end-shape="id166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68" draw:id="id168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70" draw:id="id170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72" draw:id="id172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7" draw:start-glue-point="3" draw:end-shape="id168" svg:d="m4085 16075c-439 0-658 471-658 1415">
          <text:p/>
        </draw:connector>
        <draw:circle draw:style-name="gr10" draw:text-style-name="P3" xml:id="id167" draw:id="id167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9" draw:start-glue-point="1" draw:end-shape="id170" svg:d="m8606 19696c751 0 804-3581-106-3581">
          <text:p/>
        </draw:connector>
        <draw:circle draw:style-name="gr10" draw:text-style-name="P3" xml:id="id169" draw:id="id169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1" draw:start-glue-point="3" draw:end-shape="id168" svg:d="m4145 20104c-479 0-718-668-718-2004">
          <text:p/>
        </draw:connector>
        <draw:circle draw:style-name="gr10" draw:text-style-name="P3" xml:id="id171" draw:id="id171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2" draw:start-glue-point="1" draw:end-shape="id148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4H20M17S</meta:editing-duration>
    <meta:editing-cycles>83</meta:editing-cycles>
    <meta:generator>OpenOffice.org/3.4.1$Win32 OpenOffice.org_project/341m1$Build-9593</meta:generator>
    <dc:date>2014-12-06T15:19:50.55</dc:date>
    <dc:creator>Nathan Bunker</dc:creator>
    <meta:printed-by>Nathan Bunker</meta:printed-by>
    <meta:print-date>2014-11-24T20:43:06.97</meta:print-date>
    <meta:document-statistic meta:object-count="404"/>
  </office:meta>
</office:document-meta>
</file>